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171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2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60"/>
    <style:style style:name="ce4" style:family="table-cell" style:parent-style-name="Default" style:data-style-name="N6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stratégia</text:p>
          </table:table-cell>
          <table:table-cell office:value-type="string" calcext:value-type="string">
            <text:p>Ponto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ncJ2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0.0003, 4.9998, 10, 4.9998)</text:p>
          </table:table-cell>
          <table:table-cell office:value-type="float" office:value="224.996" calcext:value-type="float">
            <text:p>225,00</text:p>
          </table:table-cell>
          <table:table-cell office:value-type="float" office:value="100.006" calcext:value-type="float">
            <text:p>100,00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0, 5, 10, 5)</text:p>
          </table:table-cell>
          <table:table-cell office:value-type="float" office:value="225" calcext:value-type="float">
            <text:p>225,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ncJ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, 1.87817e-16, 1.5, -5e-06)</text:p>
          </table:table-cell>
          <table:table-cell office:value-type="float" office:value="3.25001" calcext:value-type="float">
            <text:p>3,25</text:p>
          </table:table-cell>
          <table:table-cell office:value-type="float" office:value="4.00002" calcext:value-type="float">
            <text:p>4,0000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, 0, 1.5, 0)</text:p>
          </table:table-cell>
          <table:table-cell office:value-type="float" office:value="3.25" calcext:value-type="float">
            <text:p>3,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J5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0001, 30, -10, 10)</text:p>
          </table:table-cell>
          <table:table-cell office:value-type="float" office:value="-0.000205" calcext:value-type="float">
            <text:p>0,00</text:p>
          </table:table-cell>
          <table:table-cell office:value-type="float" office:value="100.002" calcext:value-type="float">
            <text:p>100,00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0, -10, -10)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funcJ6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999999, -3.33333e-06)</text:p>
          </table:table-cell>
          <table:table-cell office:value-type="float" office:value="17" calcext:value-type="float">
            <text:p>17,00</text:p>
          </table:table-cell>
          <table:table-cell office:value-type="float" office:value="1.00001" calcext:value-type="float">
            <text:p>1,0000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0)</text:p>
          </table:table-cell>
          <table:table-cell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J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012548, 1.99997, 1.875, 0.906243)</text:p>
          </table:table-cell>
          <table:table-cell office:value-type="float" office:value="-12.6788" calcext:value-type="float">
            <text:p>-12,68</text:p>
          </table:table-cell>
          <table:table-cell office:value-type="float" office:value="-1.01527" calcext:value-type="float">
            <text:p>-1,0152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1.99996, 1.87549, 0.906606)</text:p>
          </table:table-cell>
          <table:table-cell office:value-type="float" office:value="-12.6787" calcext:value-type="float">
            <text:p>-12,68</text:p>
          </table:table-cell>
          <table:table-cell office:value-type="float" office:value="-1.0156" calcext:value-type="float">
            <text:p>-1,0156</text:p>
          </table:table-cell>
          <table:table-cell/>
        </table:table-row>
        <table:table-row table:style-name="ro1">
          <table:table-cell office:value-type="string" calcext:value-type="string">
            <text:p>funcJ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88889, 0.888887, 0)</text:p>
          </table:table-cell>
          <table:table-cell office:value-type="float" office:value="-1.20988" calcext:value-type="float">
            <text:p>-1,21</text:p>
          </table:table-cell>
          <table:table-cell office:value-type="float" office:value="7.6173" calcext:value-type="float">
            <text:p>7,617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88889, <text:s/>0.888889, <text:s/>0)</text:p>
          </table:table-cell>
          <table:table-cell office:value-type="float" office:value="-1.21" calcext:value-type="float">
            <text:p>-1,21</text:p>
          </table:table-cell>
          <table:table-cell office:value-type="float" office:value="7.61" calcext:value-type="float">
            <text:p>7,61</text:p>
          </table:table-cell>
          <table:table-cell/>
        </table:table-row>
        <table:table-row table:style-name="ro1">
          <table:table-cell office:value-type="string" calcext:value-type="string">
            <text:p>funcJ1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, 0)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0)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ncJ16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, 3)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, 3)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A4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0001, 0.90002, 0, 0.60008, 0.39992)</text:p>
          </table:table-cell>
          <table:table-cell office:value-type="float" office:value="-29.2022" calcext:value-type="float">
            <text:p>-29,20</text:p>
          </table:table-cell>
          <table:table-cell office:value-type="float" office:value="3.19986" calcext:value-type="float">
            <text:p>3,1998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0.9, 0, 0.6, 0.4)</text:p>
          </table:table-cell>
          <table:table-cell office:value-type="float" office:value="-29.2" calcext:value-type="float">
            <text:p>-29,20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funcA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0.4995, 0.8001, 0, 0.2004, 0.7996)</text:p>
          </table:table-cell>
          <table:table-cell office:value-type="float" office:value="-18.4108" calcext:value-type="float">
            <text:p>-18,41</text:p>
          </table:table-cell>
          <table:table-cell office:value-type="float" office:value="1.7996" calcext:value-type="float">
            <text:p>1,799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.5, 0.8, 0, 0.2, 0.8)</text:p>
          </table:table-cell>
          <table:table-cell office:value-type="float" office:value="-18.4" calcext:value-type="float">
            <text:p>-18,4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funcA8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5456, 0.77989, 0.156385, 2.20985, 1.88727, 0)</text:p>
          </table:table-cell>
          <table:table-cell office:value-type="float" office:value="14.9887" calcext:value-type="float">
            <text:p>14,99</text:p>
          </table:table-cell>
          <table:table-cell office:value-type="float" office:value="-16.9855" calcext:value-type="float">
            <text:p>-16,985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55, 0.78, 0.16, 2.21, 1.89, 0)</text:p>
          </table:table-cell>
          <table:table-cell office:value-type="float" office:value="14.99" calcext:value-type="float">
            <text:p>14,99</text:p>
          </table:table-cell>
          <table:table-cell office:value-type="float" office:value="-16.99" calcext:value-type="float">
            <text:p>-16,99</text:p>
          </table:table-cell>
          <table:table-cell/>
        </table:table-row>
        <table:table-row table:style-name="ro1">
          <table:table-cell office:value-type="string" calcext:value-type="string">
            <text:p>funcA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3.10e-05, 9.993, 10.0001, -1.199e-05, 9.31, 5.16, 0.0002, 9.99, 8.41e-05, 10, 3.154, 10, 10, 10, 0, 9.999)</text:p>
          </table:table-cell>
          <table:table-cell office:value-type="float" office:value="-465.447" calcext:value-type="float">
            <text:p>-465,45</text:p>
          </table:table-cell>
          <table:table-cell office:value-type="float" office:value="-10.5401" calcext:value-type="float">
            <text:p>-10,540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, 2.44, 10, 0, 10, 8.74, 5.25, 10, 0, 10, 3.73, 10, 10, 10, 0, 0)</text:p>
          </table:table-cell>
          <table:table-cell office:value-type="float" office:value="-453.61" calcext:value-type="float">
            <text:p>-453,61</text:p>
          </table:table-cell>
          <table:table-cell office:value-type="float" office:value="-68.81" calcext:value-type="float">
            <text:p>-68,81</text:p>
          </table:table-cell>
          <table:table-cell/>
        </table:table-row>
        <table:table-row table:style-name="ro1">
          <table:table-cell office:value-type="string" calcext:value-type="string">
            <text:p>funcB3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7.73749, 4.10621, 11.2626, 16.8938, 1.84366, 10, 28.1564, 0)</text:p>
          </table:table-cell>
          <table:table-cell office:value-type="float" office:value="6600.01" calcext:value-type="float">
            <text:p>6600,01</text:p>
          </table:table-cell>
          <table:table-cell table:style-name="ce2" office:value-type="string" calcext:value-type="string">
            <text:p>13.65, 50.835</text:p>
          </table:table-cell>
          <table:table-cell office:value-type="float" office:value="64.4844" calcext:value-type="float">
            <text:p>64,4844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7.02, <text:s/>3.03, <text:s/>11.98, <text:s/>17.97, <text:s/>0.05, <text:s/>10.00, <text:s/>29.95, <text:s/>0)</text:p>
          </table:table-cell>
          <table:table-cell office:value-type="float" office:value="6600" calcext:value-type="float">
            <text:p>6600,00</text:p>
          </table:table-cell>
          <table:table-cell table:style-name="ce2" office:value-type="string" calcext:value-type="string">
            <text:p>24.58, <text:s/>29.5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funcB7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4.47968e-05, 30.0002, -10, 10.0001)</text:p>
          </table:table-cell>
          <table:table-cell office:value-type="float" office:value="0" calcext:value-type="float">
            <text:p>0,00</text:p>
          </table:table-cell>
          <table:table-cell office:value-type="float" office:value="100.001" calcext:value-type="float">
            <text:p>100,00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0.00, <text:s/>30.00, <text:s/>-10.00, <text:s/>10.00)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ncB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88889, 0.888889, 0)</text:p>
          </table:table-cell>
          <table:table-cell office:value-type="float" office:value="0.000175393" calcext:value-type="float">
            <text:p>0,00</text:p>
          </table:table-cell>
          <table:table-cell office:value-type="float" office:value="7.61728" calcext:value-type="float">
            <text:p>7,6172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89, <text:s/>0.89, <text:s/>0.00)</text:p>
          </table:table-cell>
          <table:table-cell office:value-type="float" office:value="0" calcext:value-type="float">
            <text:p>0,00</text:p>
          </table:table-cell>
          <table:table-cell office:value-type="float" office:value="7.61" calcext:value-type="float">
            <text:p>7,61</text:p>
          </table:table-cell>
          <table:table-cell/>
        </table:table-row>
        <table:table-row table:style-name="ro1">
          <table:table-cell office:value-type="string" calcext:value-type="string">
            <text:p>funcO5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-0.400004, 0.800008, 2.00002, 0)</text:p>
          </table:table-cell>
          <table:table-cell office:value-type="float" office:value="-3.92002" calcext:value-type="float">
            <text:p>-3,92</text:p>
          </table:table-cell>
          <table:table-cell office:value-type="float" office:value="-2.00004" calcext:value-type="float">
            <text:p>-2,0000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−0.4050, 0.7975, 2, 0)</text:p>
          </table:table-cell>
          <table:table-cell office:value-type="float" office:value="-3.92" calcext:value-type="float">
            <text:p>-3,9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funcO9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2.85634, 3.88075, 3.04016)</text:p>
          </table:table-cell>
          <table:table-cell office:value-type="float" office:value="0.848505" calcext:value-type="float">
            <text:p>0,85</text:p>
          </table:table-cell>
          <table:table-cell office:value-type="float" office:value="-22.9506" calcext:value-type="float">
            <text:p>-22,950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2.8563, 3.8807, 3.0402)</text:p>
          </table:table-cell>
          <table:table-cell office:value-type="float" office:value="0.8485" calcext:value-type="float">
            <text:p>0,85</text:p>
          </table:table-cell>
          <table:table-cell office:value-type="float" office:value="-22.9505" calcext:value-type="float">
            <text:p>-22,9505</text:p>
          </table:table-cell>
          <table:table-cell/>
        </table:table-row>
        <table:table-row table:style-name="ro1">
          <table:table-cell office:value-type="string" calcext:value-type="string">
            <text:p>funcO11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1.90953, 2.9786, 2.23216)</text:p>
          </table:table-cell>
          <table:table-cell office:value-type="float" office:value="1.56285" calcext:value-type="float">
            <text:p>1,56</text:p>
          </table:table-cell>
          <table:table-cell office:value-type="float" office:value="-11.6828" calcext:value-type="float">
            <text:p>-11,682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1.9095, 2.9786, 2.2321)</text:p>
          </table:table-cell>
          <table:table-cell office:value-type="float" office:value="1.5629" calcext:value-type="float">
            <text:p>1,56</text:p>
          </table:table-cell>
          <table:table-cell office:value-type="float" office:value="-11.6826" calcext:value-type="float">
            <text:p>-11,6826</text:p>
          </table:table-cell>
          <table:table-cell/>
        </table:table-row>
        <table:table-row table:style-name="ro1">
          <table:table-cell office:value-type="string" calcext:value-type="string">
            <text:p>funcO21</text:p>
          </table:table-cell>
          <table:table-cell office:value-type="string" calcext:value-type="string">
            <text:p>DE+Lemke</text:p>
          </table:table-cell>
          <table:table-cell office:value-type="string" calcext:value-type="string">
            <text:p>(6.03815, 2.95712, 0, 1)</text:p>
          </table:table-cell>
          <table:table-cell office:value-type="float" office:value="297.584" calcext:value-type="float">
            <text:p>297,58</text:p>
          </table:table-cell>
          <table:table-cell office:value-type="float" office:value="48.3052" calcext:value-type="float">
            <text:p>48,305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teratura</text:p>
          </table:table-cell>
          <table:table-cell office:value-type="string" calcext:value-type="string">
            <text:p>(6.038, 2.957, 0, 1)</text:p>
          </table:table-cell>
          <table:table-cell office:value-type="float" office:value="297.58" calcext:value-type="float">
            <text:p>297,58</text:p>
          </table:table-cell>
          <table:table-cell office:value-type="float" office:value="48.3052" calcext:value-type="float">
            <text:p>48,3052</text:p>
          </table:table-cell>
          <table:table-cell office:value-type="string" calcext:value-type="string">
            <text:p>MAX</text:p>
          </table:table-cell>
        </table:table-row>
      </table:table>
      <table:table table:name="% Acertos Literatura" table:style-name="ta1"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x6</text:p>
          </table:table-cell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string" calcext:value-type="string">
            <text:p>funcJ6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7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funcJ9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A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B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5" office:value-type="float" office:value="100" calcext:value-type="float">
            <text:p>100</text:p>
          </table:table-cell>
        </table:table-row>
      </table:table>
      <table:table table:name="Planilha3" table:style-name="ta1">
        <table:table-column table:style-name="co6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x6</text:p>
          </table:table-cell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6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uncSMD1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1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uncSMD1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2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3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4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5MOD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1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table:style-name="ce5" office:value-type="float" office:value="46" calcext:value-type="float">
            <text:p>4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4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SMDNew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0">
      <number:scientific-number number:decimal-places="0" loext:min-decimal-places="0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2:22:12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0:32:58.195177469</meta:creation-date>
    <dc:date>2016-11-27T13:25:21.833000000</dc:date>
    <meta:editing-duration>PT10H56M18S</meta:editing-duration>
    <meta:editing-cycles>10</meta:editing-cycles>
    <meta:generator>LibreOffice/5.1.6.2$Windows_x86 LibreOffice_project/07ac168c60a517dba0f0d7bc7540f5afa45f0909</meta:generator>
    <meta:document-statistic meta:table-count="3" meta:cell-count="570" meta:object-count="0"/>
  </office:meta>
</office:document-meta>
</file>